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5.91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sub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5.334cm" presentation:class="title" presentation:user-transformed="true">
          <draw:text-box>
            <text:p>Reconstruction of charge number of heavy cosmic rays using Cherenkov Light</text:p>
          </draw:text-box>
        </draw:frame>
        <draw:frame presentation:style-name="pr2" draw:layer="layout" svg:width="25.199cm" svg:height="5.917cm" svg:x="1.4cm" svg:y="11.176cm" presentation:class="subtitle" presentation:user-transformed="true">
          <draw:text-box>
            <text:p>Robert Stein, Attila Abramowski, Dieter Ho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tting and event reconstru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We need to determine x, y, height, Z and Epn</text:p>
                  </text:list-item>
                </text:list>
                <text:p>Five variables, but with constraints...</text:p>
                <text:list>
                  <text:list-item text:start-value="1">
                    <text:p>Z is always an integer</text:p>
                  </text:list-item>
                  <text:list-item>
                    <text:p>Non-hits for telescopes provide location information</text:p>
                  </text:list-item>
                  <text:list-item>
                    <text:p>The energy must have been greater than the threshold for any chosen height.</text:p>
                  </text:list-item>
                  <text:list-item>
                    <text:p>The images provide additional information, used to efficiently sample likely positions for reco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kelihood</text:p>
          </draw:text-box>
        </draw:frame>
        <draw:frame draw:style-name="gr2" draw:layer="layout" svg:width="14.376cm" svg:height="2.286cm" svg:x="6.096cm" svg:y="5.842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4.106cm" svg:height="2.286cm" svg:x="6.096cm" svg:y="11.17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26.111cm" svg:height="2.286cm" svg:x="0.762cm" svg:y="17.0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eated Minim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x Z at integer value (Range Z=20-32)</text:p>
              </text:list-item>
              <text:list-item>
                <text:p>Use a ~3x3m grid of points in 200m x 200m area</text:p>
              </text:list-item>
              <text:list-item>
                <text:p>Select all points within reconstruction target (~10)</text:p>
              </text:list-item>
              <text:list-item>
                <text:p>Iteratively minimise over 20 Epn and 3 Height starting values for each starting location</text:p>
              </text:list-item>
              <text:list-item>
                <text:p>Run 13 x 10 x 20 x 3 = 7800 minimisations</text:p>
              </text:list-item>
              <text:list-item>
                <text:p>Select minimisation candidate with lowest resultant log likelihood as overall minim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w Technique for Charge Reconstruction, valid for both current and future IACT systems</text:p>
              </text:list-item>
              <text:list-item>
                <text:p>Simulation with HESS-type layout yields a much improved core reconstruction</text:p>
              </text:list-item>
              <text:list-item>
                <text:p>Resultant charge resolution of <text:span text:style-name="T1">σ</text:span><text:span text:style-name="T2">Z </text:span><text:span text:style-name="T1">&lt; 0.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10:33.118859318</meta:creation-date>
    <dc:date>2016-02-23T10:35:41.770385411</dc:date>
    <meta:editing-duration>P2DT10H12M8S</meta:editing-duration>
    <meta:editing-cycles>10</meta:editing-cycles>
    <meta:generator>LibreOffice/4.2.8.2$Linux_X86_64 LibreOffice_project/420m0$Build-2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row>
                <msub>
                  <mi>N</mi>
                  <mrow>
                    <mi>i</mi>
                    <mi>,</mi>
                    <mi mathvariant="italic">Received</mi>
                  </mrow>
                </msub>
                <mo stretchy="false">∣</mo>
                <mi>X</mi>
              </mrow>
              <mi>,</mi>
              <mi>Y</mi>
              <mi>,</mi>
              <mi>Z</mi>
              <mi>,</mi>
              <mi mathvariant="italic">height</mi>
              <mi>,</mi>
              <mi mathvariant="italic">Epn</mi>
            </mrow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sub>
                  <mi mathvariant="normal">λ</mi>
                  <mi>i</mi>
                </msub>
              </mrow>
            </msup>
            <mo stretchy="false">×</mo>
            <msubsup>
              <mi mathvariant="normal">λ</mi>
              <mi>i</mi>
              <msub>
                <mi>N</mi>
                <mi>i</mi>
              </msub>
            </msubsup>
          </mrow>
          <mrow>
            <msub>
              <mi>N</mi>
              <mi>i</mi>
            </msub>
            <mo stretchy="false">!</mo>
          </mrow>
        </mfrac>
      </mrow>
    </mrow>
    <annotation encoding="StarMath 5.0">P_{i} ( N_{i, Received} divides X, Y, Z, height, Epn )  =  { func e^{- %lambda_{i} }  times %lambda_{i} ^{N_{i}} } over { fact {N_{i}} } </annotation>
  </semantics>
</math>
</file>

<file path=Object 5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N</mi>
              <mo stretchy="false">!</mo>
            </mrow>
          </mrow>
          <mo fence="true" stretchy="false">)</mo>
        </mrow>
        <mo stretchy="false">≈</mo>
        <mi>N</mi>
      </mrow>
      <mi>ln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i>N</mi>
          </mrow>
        </mrow>
        <mo fence="true" stretchy="false">)</mo>
      </mrow>
    </mrow>
    <annotation encoding="StarMath 5.0">ln( fact {N} )  approx  N ln(N) - N + {1} over {2} ln(2 %PI N)   </annotation>
  </semantics>
</math>
</file>

<file path=Object 6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false">(</mo>
          <mrow>
            <mi>L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i>ln</mi>
          </mrow>
        </mrow>
      </mrow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under>
              <mo stretchy="false">∑</mo>
              <mi>i</mi>
            </munder>
            <msub>
              <mi mathvariant="normal">λ</mi>
              <mi>i</mi>
            </msub>
          </mrow>
          <mo stretchy="false">−</mo>
          <msub>
            <mi>N</mi>
            <mi>i</mi>
          </msub>
        </mrow>
      </mrow>
      <mi>ln</mi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+</mo>
        <msub>
          <mi>N</mi>
          <mi>i</mi>
        </msub>
      </mrow>
      <mi>ln</mi>
      <mrow>
        <mrow>
          <mo fence="true" stretchy="false">(</mo>
          <mrow>
            <msub>
              <mi>N</mi>
              <mi>i</mi>
            </msub>
          </mrow>
          <mo fence="true" stretchy="false">)</mo>
        </mrow>
        <mo stretchy="false">−</mo>
        <msub>
          <mi>N</mi>
          <mi>i</mi>
        </msub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sub>
              <mi>N</mi>
              <mi>i</mi>
            </msub>
          </mrow>
        </mrow>
        <mo fence="true" stretchy="false">)</mo>
      </mrow>
    </mrow>
    <annotation encoding="StarMath 5.0">- ln(L) = - sum from{i} ln( P_{i})  =  sum from{i} %lambda _{i} - N_{i} ln(%lambda _{i}) + N_{i}ln(N_{i}) - N_{i} + {1} over {2} ln(2 %PI N_{i})</annotation>
  </semantics>
</math>
</file>